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1020" table:default-cell-style-name="ce3"/>
        <table:table-row table:style-name="ro2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2">
          <table:table-cell table:style-name="ce1" table:number-columns-repeated="3"/>
          <table:table-cell table:style-name="ce6"/>
          <table:table-cell table:style-name="ce1">
            <draw:frame table:end-cell-address="Sheet1.J26" table:end-x="29.65pt" table:end-y="5.19pt" draw:z-index="0" draw:style-name="gr1" svg:width="373.61pt" svg:height="313.97pt" svg:x="16.04pt" svg:y="2.04pt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00/00/0000</text:date>, <text:time style:data-style-name="N2" text:time-value="12:47:24.84546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22-04-27T12:50:20.624892670</dc:date>
    <meta:editing-duration>PT1H30M40S</meta:editing-duration>
    <meta:editing-cycles>34</meta:editing-cycles>
    <meta:generator>NeoOffice_Developer_Build/2022_Developer_Preview$MacOSX_AARCH64 NeoOffice Developer Build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81cm" svg:height="11.077cm" xlink:href=".." xlink:type="simple" chart:class="chart:bar" chart:style-name="ch1">
        <chart:legend chart:legend-position="end" svg:x="11.873cm" svg:y="5.043cm" style:legend-expansion="high" chart:style-name="ch2"/>
        <chart:plot-area chart:style-name="ch3" table:cell-range-address="Sheet1.A3:Sheet1.C15" chart:data-source-has-labels="both" svg:x="1.274cm" svg:y="0.221cm" svg:width="10.336cm" svg:height="9.654cm">
          <chartooo:coordinate-region svg:x="1.839cm" svg:y="0.394cm" svg:width="9.771cm" svg:height="7.852cm"/>
          <chart:axis chart:dimension="x" chart:name="primary-x" chart:style-name="ch4" chartooo:axis-type="text">
            <chart:title svg:x="5.943cm" svg:y="10.096cm" chart:style-name="ch5">
              <text:p>Month</text:p>
            </chart:title>
            <chart:categories table:cell-range-address="Sheet1.A4:Sheet1.A15"/>
          </chart:axis>
          <chart:axis chart:dimension="y" chart:name="primary-y" chart:style-name="ch6">
            <chart:title svg:x="0.451cm" svg:y="5.503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2</text:p>
                <draw:g>
                  <svg:desc>Sheet1.B3:Sheet1.B3</svg:desc>
                </draw:g>
              </table:table-cell>
              <table:table-cell office:value-type="string">
                <text:p>2023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Sheet1.A4:Sheet1.A15</svg:desc>
                </draw:g>
              </table:table-cell>
              <table:table-cell office:value-type="float" office:value="20">
                <text:p>20</text:p>
                <draw:g>
                  <svg:desc>Sheet1.B4:Sheet1.B15</svg:desc>
                </draw:g>
              </table:table-cell>
              <table:table-cell office:value-type="float" office:value="24">
                <text:p>24</text:p>
                <draw:g>
                  <svg:desc>Sheet1.C4:Sheet1.C15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_Developer_Build/2022_Developer_Preview$MacOSX_AARCH64 NeoOffice Developer Build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